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2396in" style:rel-column-width="21188*"/>
    </style:style>
    <style:style style:name="Table2.B" style:family="table-column">
      <style:table-column-properties style:column-width="2.4271in" style:rel-column-width="22961*"/>
    </style:style>
    <style:style style:name="Table2.C" style:family="table-column">
      <style:table-column-properties style:column-width="2.2604in" style:rel-column-width="21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pes of court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ivil</text:p>
          </table:table-cell>
          <table:table-cell table:style-name="Table1.B1" office:value-type="string">
            <text:p text:style-name="P3">Criminal</text:p>
          </table:table-cell>
        </table:table-row>
        <table:table-row>
          <table:table-cell table:style-name="Table1.A2" office:value-type="string">
            <text:p text:style-name="P3">- Personal Injury</text:p>
            <text:p text:style-name="P3">- Criminal </text:p>
            <text:p text:style-name="P3">- Business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>Three ways to pay a lawyer</text:p>
      <text:p text:style-name="P1"/>
      <text:p text:style-name="P1">Criminal - Flat Fee until trial then per day </text:p>
      <text:p text:style-name="P1">Personal Injury – Share percentage of reward (contingency) </text:p>
      <text:p text:style-name="P1">Business Case – Hourly Basis</text:p>
      <text:p text:style-name="P1"/>
      <text:p text:style-name="P1"/>
      <text:p text:style-name="P1">Proces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Plaintiff (pi)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>Defendant (delta)</text:p>
          </table:table-cell>
        </table:table-row>
        <table:table-row>
          <table:table-cell table:style-name="Table2.A2" office:value-type="string">
            <text:p text:style-name="P3">Files Complaint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Burden of Proof</text:p>
            <text:p text:style-name="P3">By a preponderance of the fair and credible Evidence</text:p>
            <text:p text:style-name="P3"/>
            <text:p text:style-name="P3">Opening Statement </text:p>
            <text:p text:style-name="P3">Burden of Proof</text:p>
          </table:table-cell>
          <table:table-cell table:style-name="Table2.A2" office:value-type="string">
            <text:p text:style-name="P4"/>
            <text:p text:style-name="P4">Serves summons and complaint</text:p>
            <text:p text:style-name="P4"/>
            <text:p text:style-name="P4">Discovery</text:p>
            <text:p text:style-name="P4">Preliminary</text:p>
            <text:p text:style-name="P4"/>
            <text:p text:style-name="P4"/>
            <text:p text:style-name="P4"/>
            <text:p text:style-name="P4"/>
            <text:p text:style-name="P4">Certification Conference</text:p>
            <text:p text:style-name="P4">Voir Dire (Jury Selection)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Verdict</text:p>
            <text:p text:style-name="P4"/>
          </table:table-cell>
          <table:table-cell table:style-name="Table2.C2" office:value-type="string">
            <text:p text:style-name="P3">Answer</text:p>
            <text:p text:style-name="P3"/>
            <text:p text:style-name="P3"/>
            <text:p text:style-name="P3">Counter Claim</text:p>
            <text:p text:style-name="P3"/>
            <text:p text:style-name="P3"/>
            <text:p text:style-name="P3">Independent Medical Exam (IME)</text:p>
            <text:p text:style-name="P3">Deposition (EBT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9:32:07.28</meta:creation-date>
    <dc:date>2012-09-05T09:18:57.76</dc:date>
    <meta:editing-duration>PT13H49M28S</meta:editing-duration>
    <meta:editing-cycles>2</meta:editing-cycles>
    <meta:generator>OpenOffice.org/3.4$Win32 OpenOffice.org_project/340m1$Build-9590</meta:generator>
    <meta:document-statistic meta:table-count="2" meta:image-count="0" meta:object-count="0" meta:page-count="1" meta:paragraph-count="28" meta:word-count="86" meta:character-count="549"/>
  </office:meta>
</office:document-meta>
</file>